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dd84" officeooo:paragraph-rsid="0008dd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trik(pn222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5:31:50.761000000</meta:creation-date>
    <dc:date>2016-11-01T15:32:05.407000000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15" meta:non-whitespace-character-count="15"/>
    <meta:generator>LibreOffice/5.2.1.2$Windows_x86 LibreOffice_project/31dd62db80d4e60af04904455ec9c9219178d620</meta:generator>
  </office:meta>
</office:document-meta>
</file>